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9e032" officeooo:paragraph-rsid="002efa29"/>
    </style:style>
    <style:style style:name="P2" style:family="paragraph" style:parent-style-name="Standard">
      <style:text-properties officeooo:rsid="0029e032" officeooo:paragraph-rsid="0047d802"/>
    </style:style>
    <style:style style:name="P3" style:family="paragraph" style:parent-style-name="Standard">
      <style:text-properties officeooo:rsid="001c6312" officeooo:paragraph-rsid="00234176"/>
    </style:style>
    <style:style style:name="P4" style:family="paragraph" style:parent-style-name="Standard">
      <style:text-properties officeooo:rsid="0029e032" officeooo:paragraph-rsid="0029e032"/>
    </style:style>
    <style:style style:name="P5" style:family="paragraph" style:parent-style-name="Standard">
      <style:text-properties officeooo:rsid="0029e032" officeooo:paragraph-rsid="002efa29"/>
    </style:style>
    <style:style style:name="P6" style:family="paragraph" style:parent-style-name="Standard">
      <style:text-properties officeooo:rsid="0029e032" officeooo:paragraph-rsid="0047d802"/>
    </style:style>
    <style:style style:name="P7" style:family="paragraph" style:parent-style-name="Standard">
      <style:text-properties officeooo:rsid="003aec79" officeooo:paragraph-rsid="0044eb29"/>
    </style:style>
    <style:style style:name="P8" style:family="paragraph" style:parent-style-name="Standard">
      <style:text-properties officeooo:rsid="00485af3" officeooo:paragraph-rsid="00485af3"/>
    </style:style>
    <style:style style:name="P9" style:family="paragraph" style:parent-style-name="Standard">
      <style:text-properties officeooo:rsid="00338f43" officeooo:paragraph-rsid="0047d802"/>
    </style:style>
    <style:style style:name="P10" style:family="paragraph" style:parent-style-name="Standard">
      <style:text-properties officeooo:rsid="003c63c9" officeooo:paragraph-rsid="00485af3"/>
    </style:style>
    <style:style style:name="P11" style:family="paragraph" style:parent-style-name="Standard">
      <style:text-properties officeooo:rsid="001c6312" officeooo:paragraph-rsid="00234176"/>
    </style:style>
    <style:style style:name="P12" style:family="paragraph" style:parent-style-name="Standard">
      <style:text-properties officeooo:rsid="004a2176" officeooo:paragraph-rsid="004a2176"/>
    </style:style>
    <style:style style:name="P13" style:family="paragraph" style:parent-style-name="Standard">
      <style:text-properties officeooo:rsid="0029e032" officeooo:paragraph-rsid="002efa29"/>
    </style:style>
    <style:style style:name="P14" style:family="paragraph" style:parent-style-name="Standard">
      <style:text-properties officeooo:rsid="0029e032" officeooo:paragraph-rsid="0047d802"/>
    </style:style>
    <style:style style:name="P15" style:family="paragraph" style:parent-style-name="Standard">
      <style:text-properties officeooo:rsid="004aaa5e" officeooo:paragraph-rsid="004aaa5e"/>
    </style:style>
    <style:style style:name="P16" style:family="paragraph" style:parent-style-name="Standard">
      <style:text-properties officeooo:rsid="004b6807" officeooo:paragraph-rsid="004b6807"/>
    </style:style>
    <style:style style:name="T1" style:family="text">
      <style:text-properties officeooo:rsid="002b3e9f"/>
    </style:style>
    <style:style style:name="T2" style:family="text">
      <style:text-properties officeooo:rsid="002a648e"/>
    </style:style>
    <style:style style:name="T3" style:family="text">
      <style:text-properties officeooo:rsid="00338f43"/>
    </style:style>
    <style:style style:name="T4" style:family="text">
      <style:text-properties officeooo:rsid="001fc696"/>
    </style:style>
    <style:style style:name="T5" style:family="text">
      <style:text-properties officeooo:rsid="002a648e"/>
    </style:style>
    <style:style style:name="T6" style:family="text">
      <style:text-properties officeooo:rsid="002b3e9f"/>
    </style:style>
    <style:style style:name="T7" style:family="text">
      <style:text-properties officeooo:rsid="002efa29"/>
    </style:style>
    <style:style style:name="T8" style:family="text">
      <style:text-properties officeooo:rsid="00338f43"/>
    </style:style>
    <style:style style:name="T9" style:family="text">
      <style:text-properties officeooo:rsid="003c63c9"/>
    </style:style>
    <style:style style:name="T10" style:family="text">
      <style:text-properties officeooo:rsid="0043f73d"/>
    </style:style>
    <style:style style:name="T11" style:family="text">
      <style:text-properties officeooo:rsid="0047d802"/>
    </style:style>
  </office:automatic-styles>
  <office:body>
    <office:text text:use-soft-page-breaks="true">
      <text:tracked-changes>
        <text:changed-region xml:id="ct63616512" text:id="ct63616512">
          <text:insertion>
            <office:change-info>
              <dc:creator>Unknown Author</dc:creator>
              <dc:date>2015-03-26T11:51:00</dc:date>
            </office:change-info>
          </text:insertion>
        </text:changed-region>
        <text:changed-region xml:id="ct60079360" text:id="ct60079360">
          <text:deletion>
            <office:change-info>
              <dc:creator>Unknown Author</dc:creator>
              <dc:date>2015-03-26T11:50:00</dc:date>
            </office:change-info>
            <text:p text:style-name="P1">On recent years there has been an increasing trend of <text:span text:style-name="T1">producing </text:span>devices <text:span text:style-name="T2">with integrated</text:span> <text:span text:style-name="T2">wired or </text:span>wireless communication protocols. <text:span text:style-name="T2">This integration enables the control and recollection of data from those devices. That has and has opened the possibility of seamlessly integrating those devices into everyday life. There is a variety of examples of what can be achieved with the so-called smart devices. For example, if a light bulb can connect to a network, and can be remotely controlled, it is possible to integrate the cellphone alarm, to gradually turn on the light, instead of playing an obnoxious sound early in the morning. Another example is the connected thermostat. With it, it is possible for the house itself to sense the environment, take the weather forecast into account, and set a comfortable environment for the user. There are system that also take the historical usage information, and predict what the specific user would want. Every day the number of devices increases more and more, enabling more interactions, and different contexts, where the space where the sensors and actuators are located react by themselves, turning them into smart spaces.</text:span></text:p>
          </text:deletion>
        </text:changed-region>
        <text:changed-region xml:id="ct60254336" text:id="ct60254336">
          <text:insertion>
            <office:change-info>
              <dc:creator>Unknown Author</dc:creator>
              <dc:date>2015-03-26T11:50:00</dc:date>
            </office:change-info>
          </text:insertion>
        </text:changed-region>
        <text:changed-region xml:id="ct61150912" text:id="ct61150912">
          <text:insertion>
            <office:change-info>
              <dc:creator>Unknown Author</dc:creator>
              <dc:date>2015-03-26T11:51:00</dc:date>
            </office:change-info>
          </text:insertion>
        </text:changed-region>
        <text:changed-region xml:id="ct65063776" text:id="ct65063776">
          <text:deletion>
            <office:change-info>
              <dc:creator>Unknown Author</dc:creator>
              <dc:date>2015-03-26T11:55:00</dc:date>
            </office:change-info>
            <text:p text:style-name="P2"><text:span text:style-name="T3">To achieve this, the system needs to gather all the signals that are generated from the household.</text:span></text:p>
          </text:deletion>
        </text:changed-region>
        <text:changed-region xml:id="ct59522048" text:id="ct59522048">
          <text:insertion>
            <office:change-info>
              <dc:creator>Unknown Author</dc:creator>
              <dc:date>2015-03-26T11: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change-start text:change-id="ct63616512"/></text:p>
      <text:p text:style-name="P12">Swap the paragraph smart spaces and security</text:p>
      <text:p text:style-name="P15">Write better the part about security company. Make it more general. Mention the use of sensors and smart environments earlier.</text:p>
      <text:p text:style-name="P16">Less specific, more simple</text:p>
      <text:p text:style-name="P16">1.Smart environments and what they are. Main goals. Security vs Safety. </text:p>
      <text:p text:style-name="P16">2. problem of incresed burglaries. Tcomm smart starter kits</text:p>
      <text:p text:style-name="P16">3. techniques from network intrusion detection</text:p>
      <text:p text:style-name="P16"/>
      <text:p text:style-name="P16"/>
      <text:p text:style-name="P16"/>
      <text:p text:style-name="P16"/>
      <text:p text:style-name="P3"/>
      <text:p text:style-name="P3"><text:change-end text:change-id="ct63616512"/><text:tab/>According to the statistics gather by the German police, <text:span text:style-name="T4">2013 had the highest number of break-ins in 15 years. In comparison with the previous year there was a 8,7% increase on break-in cases. Those high numbers also reduce the people's perception of security in their own houses. Many active alternatives to secure the home exist, those range from alarms that are activated when any movement is detected, to complex and expensive security systems that cannot be installed by the user, and are managed by a security company that monitors the household, and have different reaction policies when a sensor is triggered. </text:span></text:p>
      <text:p text:style-name="P1"><text:tab/><text:change text:change-id="ct60079360"/><text:change-start text:change-id="ct60254336"/><text:span text:style-name="T2"> Talk about how smart spaces/sensors are an increasing trend and how they </text:span><text:change-end text:change-id="ct60254336"/><text:change-start text:change-id="ct61150912"/><text:span text:style-name="T2">can not only be used for comfort, security, and a smarter way to secure</text:span><text:change-end text:change-id="ct61150912"/></text:p>
      <text:p text:style-name="P4"><text:tab/><text:span text:style-name="T7">One of the contexts where smart spaces can have an high impact is the home security domain. Currently there are a few alternatives to secure the household. The most well-known method is to hire a security company, which installs a security system and provides the service of monitoring that system. When the system is triggered, the security company can alert the authorities and the user. There are a few disadvantages of this approach. First, the installation of the system is expensive, and it involves breaking the walls to hide cables, and panels that are used to control the system. This makes the service unavailable for home-renters that do not have the permission to break the walls. Second, the monitoring service is an added cost, that must be paid monthly, making the total price of the system increase beyond the purchase of the equipment, and the installation. Third, the way this systems work make it prone to false positives, and in some cases false negatives. <text:tab/>The systems needs to be armed and disarmed using usually a control panel that is near the entrance, using a code that only trusted users should know. When the system is triggered it sends a notification to the security company, which in turn calls the user and asks if everything is well, and then the company contacts the local authorities. This notifications can also be triggered by pets or by persons that are trusted by the user to access the home.</text:span></text:p>
      <text:p text:style-name="P2"><text:tab/><text:span text:style-name="T3">One way to tackle some of the existing problems of current security systems, is to take </text:span><text:soft-page-break/><text:span text:style-name="T3">advantage of the increasing ubiquity of smart sensors, and build a system that can analyze the behavior of the user, and take actions accordingly, making the space itself aware of what is happening and who is there. </text:span><text:change text:change-id="ct65063776"/><text:change-start text:change-id="ct59522048"/><text:span text:style-name="T3"><text:s/>Too much detail</text:span><text:change-end text:change-id="ct59522048"/><text:span text:style-name="T3"> Then the systems needs to differentiate those signals that are generated from trusted or allowed sources, and the signals from outside or untrusted entities. Then, the system needs to sort them, classify <text:s/>them, analyze them, and take action depending on the analyzed behavior. </text:span></text:p>
      <text:p text:style-name="P9">A baseline set of smart can track the user's environment, and the interactions that the user has with it. As users of a system we generate signals that can be used to identify us within that system, and it is essential to capture those signals. Movement, our cellphone, even the patterns we follow when we get home. If a system detects and is able to differentiate between known and unknown or unidentified set of signals, the system may identify an abnormal scenario, and trigger an appropriate response.</text:p>
      <text:p text:style-name="P7"><text:span text:style-name="T11">T</text:span>here are systems today whose purpose is to <text:span text:style-name="T9">filter out and </text:span>identify abnormal <text:span text:style-name="T10">or unknown </text:span>signals. <text:span text:style-name="T9">Such is the case of networking security and intrusion detection. In this context, the systems that secure the networks from attacks, needs to be able to differentiate the signals from trusted or authorized users, from those signals that are not authorized. The attacks used in this context are varied, complex, and may occur at the same time. The techniques used in this context also vary on complexity and approach. For example, the most basic is signature identification, which takes information within the incoming packets, like originating IP addresses, and apply rules on them to filter possible unauthorized connections. At the other end of the spectrum there are techniques that use much more complex algorithms, to identify much more complex attacks like DDoS, which cannot be filtered out only by inspecting the network packets and their content. These algorithms are designed to detect patterns between the traffic originating from different machines, and identify them as friendly or foe.</text:span></text:p>
      <text:p text:style-name="P10">This techniques use machine learning algorithms, which may be adapted to differentiate between the signals from an user accessing a household, and the signals from unknown sources. Furthermore, as the name implies, those algorithms can learn to differentiate signals between from authorized users, and unauthorized ones. The machine learning algorithms to detect network intrusions use different machine learning techniques that yield different results. Some of them use preprocessing, others used supervised learning, each with their pros and cons. </text:p>
      <text:p text:style-name="P8">A system that has a baseline set of sensors to capture the signals of an environment and its interactions, together with a set of algorithms that recognizes if what is happening in the smart space, may be a the next step on home security, where there is no more need to give the control of what is happening to an external company, with the related high co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20:41:33.343386183</meta:creation-date>
    <meta:generator>LibreOffice/4.3.3.2$Linux_X86_64 LibreOffice_project/430m0$Build-2</meta:generator>
    <dc:date>2015-03-26T12:13:51.474478301</dc:date>
    <meta:editing-duration>PT7H26M14S</meta:editing-duration>
    <meta:editing-cycles>18</meta:editing-cycles>
    <meta:document-statistic meta:table-count="0" meta:image-count="0" meta:object-count="0" meta:page-count="2" meta:paragraph-count="14" meta:word-count="933" meta:character-count="5680" meta:non-whitespace-character-count="4749"/>
  </office:meta>
</office:document-meta>
</file>